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officeooo:paragraph-rsid="0011cd67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officeooo:paragraph-rsid="0011cd67" fo:background-color="transparent"/>
    </style:style>
    <style:style style:name="P3" style:family="paragraph" style:parent-style-name="Preformatted_20_Text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Preformatted_20_Text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5" style:family="paragraph" style:parent-style-name="Preformatted_20_Text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6" style:family="paragraph" style:parent-style-name="Preformatted_20_Text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7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8" style:family="paragraph" style:parent-style-name="Preformatted_20_Text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1cd67" officeooo:paragraph-rsid="0011cd67" style:font-style-asian="normal" style:font-style-complex="normal"/>
    </style:style>
    <style:style style:name="P10" style:family="paragraph" style:parent-style-name="Standard">
      <style:text-properties officeooo:rsid="0011cd67" officeooo:paragraph-rsid="0011cd67"/>
    </style:style>
    <style:style style:name="P11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officeooo:rsid="0011cd67" officeooo:paragraph-rsid="0011cd67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fo:font-style="normal" style:text-underline-style="none" officeooo:rsid="0011cd67" officeooo:paragraph-rsid="0011cd67" style:font-style-asian="normal" style:font-style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2pt" fo:font-style="normal" style:text-underline-style="none" officeooo:rsid="0011cd67" style:font-style-asian="normal" style:font-style-complex="normal"/>
    </style:style>
    <style:style style:name="P14" style:family="paragraph" style:parent-style-name="Preformatted_20_Text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5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6" style:family="paragraph" style:parent-style-name="Preformatted_20_Text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188ecd" fo:background-color="transparent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officeooo:rsid="0011cd67" officeooo:paragraph-rsid="0011cd67" style:font-style-asian="normal" style:font-style-complex="normal"/>
    </style:style>
    <style:style style:name="P18" style:family="paragraph" style:parent-style-name="Standard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officeooo:paragraph-rsid="0011cd67" fo:background-color="transparent"/>
    </style:style>
    <style:style style:name="P19" style:family="paragraph" style:parent-style-name="Standard">
      <loext:graphic-properties draw:fill="solid" draw:fill-color="#f8f8f8" draw:opacity="100%"/>
      <style:paragraph-properties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officeooo:paragraph-rsid="00188ecd" fo:background-color="transparent"/>
    </style:style>
    <style:style style:name="P20" style:family="paragraph" style:parent-style-name="Standard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11cd67" fo:background-color="transparent" style:font-size-asian="12pt" style:font-size-complex="12pt"/>
    </style:style>
    <style:style style:name="P21" style:family="paragraph" style:parent-style-name="Standard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188ecd" fo:background-color="transparent" style:font-size-asian="12pt" style:font-size-complex="12pt"/>
    </style:style>
    <style:style style:name="P22" style:family="paragraph" style:parent-style-name="Standard">
      <loext:graphic-properties draw:fill="solid" draw:fill-color="#f8f8f8" draw:opacity="100%"/>
      <style:paragraph-properties fo:text-align="start" style:justify-single-word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188ecd" fo:background-color="transparent" style:font-size-asian="12pt" style:font-size-complex="12pt"/>
    </style:style>
    <style:style style:name="T1" style:family="text">
      <style:text-properties fo:font-size="12pt" fo:font-style="normal" style:text-underline-style="none" officeooo:rsid="0011cd67" style:font-style-asian="normal" style:font-style-complex="normal"/>
    </style:style>
    <style:style style:name="T2" style:family="text">
      <style:text-properties fo:font-size="12pt" officeooo:rsid="0011cd67" style:font-style-asian="normal" style:font-style-complex="normal"/>
    </style:style>
    <style:style style:name="T3" style:family="text">
      <style:text-properties fo:color="#bbbbbb" loext:opacity="100%"/>
    </style:style>
    <style:style style:name="T4" style:family="text">
      <style:text-properties fo:color="#bbbbbb" loext:opacity="100%" fo:font-style="normal" style:text-underline-style="none" fo:font-weight="normal"/>
    </style:style>
    <style:style style:name="T5" style:family="text">
      <style:text-properties fo:color="#bbbbbb" loext:opacity="100%" fo:font-size="12pt" officeooo:rsid="0011cd67" style:font-style-asian="normal" style:font-style-complex="normal"/>
    </style:style>
    <style:style style:name="T6" style:family="text">
      <style:text-properties fo:color="#bbbbbb" loext:opacity="100%" officeooo:rsid="0017970d"/>
    </style:style>
    <style:style style:name="T7" style:family="text">
      <style:text-properties fo:color="#bbbbbb" loext:opacity="100%" style:font-name="Carlito" officeooo:rsid="0011cd67" fo:background-color="#f8f8f8" loext:char-shading-value="0" style:font-style-asian="normal" style:font-style-complex="normal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" style:family="text">
      <style:text-properties fo:color="#bbbbbb" loext:opacity="100%" style:font-name="Carlito" officeooo:rsid="0011cd67" style:font-style-asian="normal" style:font-style-complex="normal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" style:family="text">
      <style:text-properties fo:color="#bbbbbb" loext:opacity="100%" officeooo:rsid="00188ec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Carlito" fo:font-size="12pt" style:font-size-asian="12pt" style:font-size-complex="12pt"/>
    </style:style>
    <style:style style:name="T12" style:family="text">
      <style:text-properties fo:color="#000000" loext:opacity="100%" style:font-name="Carlito" fo:font-size="12pt" fo:language="zxx" fo:country="none" fo:font-style="normal" style:text-underline-style="none" fo:font-weight="normal" fo:background-color="#f8f8f8" loext:char-shading-value="0" style:font-size-asian="12pt" style:font-size-complex="12pt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" style:family="text">
      <style:text-properties fo:color="#000000" loext:opacity="100%" style:font-name="Carlito" officeooo:rsid="0011cd67" fo:background-color="#f8f8f8" loext:char-shading-value="0" style:font-style-asian="normal" style:font-style-complex="normal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" style:family="text">
      <style:text-properties fo:color="#000000" loext:opacity="100%" style:font-name="Carlito" officeooo:rsid="0011cd67" style:font-style-asian="normal" style:font-style-complex="normal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" style:family="text">
      <style:text-properties fo:color="#000000" loext:opacity="100%" officeooo:rsid="0017970d"/>
    </style:style>
    <style:style style:name="T16" style:family="text">
      <style:text-properties fo:color="#000000" loext:opacity="100%" style:font-name="Carlito"/>
    </style:style>
    <style:style style:name="T17" style:family="text">
      <style:text-properties fo:color="#000000" loext:opacity="100%" style:font-name="Carlito" fo:font-size="10pt" style:font-size-asian="10pt" style:font-size-complex="10pt"/>
    </style:style>
    <style:style style:name="T18" style:family="text">
      <style:text-properties fo:color="#000000" loext:opacity="100%" style:font-name="Carlito" fo:font-size="12pt" style:font-size-asian="12pt" style:font-size-complex="12pt"/>
    </style:style>
    <style:style style:name="T19" style:family="text">
      <style:text-properties fo:color="#000000" loext:opacity="100%" style:font-name="Carlito" fo:font-size="12pt" officeooo:rsid="0011cd67" style:font-size-asian="12pt" style:font-style-asian="normal" style:font-size-complex="12pt" style:font-style-complex="normal"/>
    </style:style>
    <style:style style:name="T20" style:family="text">
      <style:text-properties fo:color="#000000" loext:opacity="100%" style:font-name="Carlito" fo:font-size="12pt" fo:language="zxx" fo:country="none" fo:font-style="normal" style:text-underline-style="none" fo:font-weight="normal" officeooo:rsid="0011cd67" fo:background-color="transparent" loext:char-shading-value="0" style:font-size-asian="12pt" style:font-style-asian="normal" style:font-size-complex="12pt" style:font-style-complex="normal"/>
    </style:style>
    <style:style style:name="T21" style:family="text">
      <style:text-properties fo:color="#000000" loext:opacity="100%" style:font-name="Carlito" fo:font-size="12pt" fo:font-style="normal" style:text-underline-style="none" fo:font-weight="normal" officeooo:rsid="0011cd67" fo:background-color="transparent" loext:char-shading-value="0" style:font-size-asian="12pt" style:font-style-asian="normal" style:font-size-complex="12pt" style:font-style-complex="normal"/>
    </style:style>
    <style:style style:name="T22" style:family="text">
      <style:text-properties fo:color="#000000" loext:opacity="100%" officeooo:rsid="00188ecd"/>
    </style:style>
    <style:style style:name="T23" style:family="text">
      <style:text-properties fo:color="#666666" loext:opacity="100%"/>
    </style:style>
    <style:style style:name="T24" style:family="text">
      <style:text-properties fo:color="#666666" loext:opacity="100%" style:font-name="Carlito" fo:font-size="12pt" fo:language="zxx" fo:country="none" fo:font-style="normal" style:text-underline-style="none" fo:font-weight="normal" fo:background-color="#f8f8f8" loext:char-shading-value="0" style:font-size-asian="12pt" style:font-size-complex="12pt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" style:family="text">
      <style:text-properties fo:color="#666666" loext:opacity="100%" officeooo:rsid="0017970d"/>
    </style:style>
    <style:style style:name="T26" style:family="text">
      <style:text-properties fo:color="#666666" loext:opacity="100%" officeooo:rsid="00188ecd"/>
    </style:style>
    <style:style style:name="T27" style:family="text">
      <style:text-properties fo:color="#ba2121" loext:opacity="100%"/>
    </style:style>
    <style:style style:name="T28" style:family="text">
      <style:text-properties fo:color="#767600" loext:opacity="100%"/>
    </style:style>
    <style:style style:name="T29" style:family="text">
      <style:text-properties fo:color="#767600" loext:opacity="100%" officeooo:rsid="0017970d"/>
    </style:style>
    <style:style style:name="T30" style:family="text">
      <style:text-properties fo:color="#767600" loext:opacity="100%" officeooo:rsid="00188ecd"/>
    </style:style>
    <style:style style:name="T31" style:family="text">
      <style:text-properties style:font-name="Carlito"/>
    </style:style>
    <style:style style:name="T32" style:family="text">
      <style:text-properties style:font-name="Carlito" style:font-size-asian="12pt" style:font-size-complex="12pt"/>
    </style:style>
    <style:style style:name="T33" style:family="text">
      <style:text-properties style:font-name="Carlito" officeooo:rsid="0011cd67" style:font-style-asian="normal" style:font-style-complex="normal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4" style:family="text">
      <style:text-properties fo:color="#9c6500" loext:opacity="100%" style:font-name="Carlito" fo:font-size="12pt" fo:language="zxx" fo:country="none" fo:font-style="normal" style:text-underline-style="none" fo:font-weight="normal" fo:background-color="#f8f8f8" loext:char-shading-value="0" style:font-size-asian="12pt" style:font-size-complex="12pt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5" style:family="text">
      <style:text-properties fo:color="#0000ff" loext:opacity="100%" style:font-name="Carlito" fo:font-size="12pt" fo:language="zxx" fo:country="none" fo:font-style="normal" style:text-underline-style="none" fo:font-weight="normal" fo:background-color="#f8f8f8" loext:char-shading-value="0" style:font-size-asian="12pt" style:font-size-complex="12pt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6" style:family="text">
      <style:text-properties fo:color="#19177c" loext:opacity="100%" style:font-name="Carlito" fo:font-size="12pt" fo:language="zxx" fo:country="none" fo:font-style="normal" style:text-underline-style="none" fo:font-weight="normal" fo:background-color="#f8f8f8" loext:char-shading-value="0" style:font-size-asian="12pt" style:font-size-complex="12pt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7" style:family="text">
      <style:text-properties fo:color="#008000" loext:opacity="100%" fo:font-weight="bold"/>
    </style:style>
    <style:style style:name="T38" style:family="text">
      <style:text-properties officeooo:rsid="0017970d"/>
    </style:style>
    <style:style style:name="T39" style:family="text">
      <style:text-properties style:font-name="Carlito" fo:font-size="12pt" style:font-size-asian="12pt" style:font-size-complex="12pt"/>
    </style:style>
    <style:style style:name="T40" style:family="text">
      <style:text-properties style:font-name="Carlito" fo:font-size="12pt" officeooo:rsid="0011cd67" style:font-size-asian="12pt" style:font-style-asian="normal" style:font-size-complex="12pt" style:font-style-complex="normal"/>
    </style:style>
    <style:style style:name="T41" style:family="text">
      <style:text-properties officeooo:rsid="00188ec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ame: Shabbar Adamjee</text:p>
      <text:p text:style-name="P10">Roll No.: PB57</text:p>
      <text:p text:style-name="P10">PRN: 1032221508</text:p>
      <text:p text:style-name="P10"/>
      <text:p text:style-name="P11">BDT LAB ASSIGNMENT 2</text:p>
      <text:list text:style-name="L1">
        <text:list-item>
          <text:p text:style-name="P17">Create database ‘Restaurant’.</text:p>
        </text:list-item>
      </text:list>
      <text:p text:style-name="P9"/>
      <text:p text:style-name="P9"><text:tab/><text:span text:style-name="T31">use Restaurant</text:span></text:p>
      <text:p text:style-name="P9"/>
      <text:list text:continue-numbering="true" text:style-name="L1">
        <text:list-item>
          <text:p text:style-name="P17">Create collection hotel.</text:p>
        </text:list-item>
      </text:list>
      <text:p text:style-name="P9"/>
      <text:p text:style-name="P9"><text:tab/><text:span text:style-name="T31">db.createCollection(“hotel”)</text:span></text:p>
      <text:p text:style-name="P9"/>
      <text:list text:continue-numbering="true" text:style-name="L1">
        <text:list-item>
          <text:p text:style-name="P17">Insert 10 documents with above mentioned structure.</text:p>
        </text:list-item>
      </text:list>
      <text:p text:style-name="P9"/>
      <text:p text:style-name="P9"><text:tab/><text:span text:style-name="T31">db.hotel.insertMany([<text:line-break/><text:tab/><text:tab/>{ },</text:span></text:p>
      <text:p text:style-name="P12"><text:tab/><text:tab/>{ },</text:p>
      <text:p text:style-name="P12"><text:tab/><text:tab/>{ }.</text:p>
      <text:p text:style-name="P12"><text:tab/><text:tab/>...<text:line-break/><text:tab/>])</text:p>
      <text:p text:style-name="P9"/>
      <text:list text:continue-numbering="true" text:style-name="L1">
        <text:list-item>
          <text:p text:style-name="P17">Display all Hotel information.</text:p>
        </text:list-item>
      </text:list>
      <text:p text:style-name="P9"/>
      <text:p text:style-name="P9"><text:tab/><text:span text:style-name="T32">db.hotel.find()</text:span></text:p>
      <text:p text:style-name="P9"/>
      <text:list text:continue-numbering="true" text:style-name="L1">
        <text:list-item>
          <text:p text:style-name="P17">Display no of rooms in each hotel</text:p>
        </text:list-item>
      </text:list>
      <text:p text:style-name="P9"/>
      <text:p text:style-name="P1"><text:span text:style-name="T5"><text:tab/></text:span><text:span text:style-name="T11">db.hotel.aggregate(</text:span></text:p>
      <text:p text:style-name="P3"><text:span text:style-name="T3"><text:tab/> <text:s/></text:span><text:span text:style-name="T10">{$unwind</text:span><text:span text:style-name="T23">:</text:span><text:span text:style-name="T3"> </text:span><text:span text:style-name="T27">"$rooms"</text:span><text:span text:style-name="T10">},</text:span></text:p>
      <text:p text:style-name="P3"><text:span text:style-name="T3"><text:tab/> <text:s/></text:span><text:span text:style-name="T10">{$group</text:span><text:span text:style-name="T23">:</text:span><text:span text:style-name="T3"> </text:span><text:span text:style-name="T10">{</text:span><text:span text:style-name="T28">_id:</text:span><text:span text:style-name="T3"> </text:span><text:span text:style-name="T27">"$name"</text:span><text:span text:style-name="T10">,</text:span><text:span text:style-name="T3"> </text:span><text:span text:style-name="T28">noOfRooms:</text:span><text:span text:style-name="T3"> </text:span><text:span text:style-name="T10">{$sum</text:span><text:span text:style-name="T23">:</text:span><text:span text:style-name="T3"> </text:span><text:span text:style-name="T23">1</text:span><text:span text:style-name="T10">}}}</text:span></text:p>
      <text:p text:style-name="P7"><text:tab/>)</text:p>
      <text:list text:continue-numbering="true" text:style-name="L1">
        <text:list-item>
          <text:p text:style-name="P17">Compute the top five hotels.</text:p>
        </text:list-item>
      </text:list>
      <text:p text:style-name="P9"/>
      <text:p text:style-name="P1"><text:span text:style-name="T5"><text:tab/></text:span><text:span text:style-name="T11">db.hotel.aggregate([</text:span></text:p>
      <text:p text:style-name="P20"><text:span text:style-name="T3"><text:tab/> <text:s/></text:span><text:span text:style-name="T15">{$group</text:span><text:span text:style-name="T25">:</text:span><text:span text:style-name="T6"> </text:span><text:span text:style-name="T15">{</text:span><text:span text:style-name="T29">_id:</text:span><text:span text:style-name="T6"> </text:span><text:span text:style-name="T15">'$name',</text:span><text:span text:style-name="T6"> </text:span><text:span text:style-name="T29">totalLikes:</text:span><text:span text:style-name="T6"> </text:span><text:span text:style-name="T15">{$sum</text:span><text:span text:style-name="T25">:</text:span><text:span text:style-name="T6"> </text:span><text:span text:style-name="T15">likes}}},</text:span></text:p>
      <text:p text:style-name="P3"><text:span text:style-name="T3"><text:tab/> <text:s/></text:span><text:span text:style-name="T10">{$sort</text:span><text:span text:style-name="T23">:</text:span><text:span text:style-name="T3"> </text:span><text:span text:style-name="T10">{</text:span><text:span text:style-name="T29">total</text:span><text:span text:style-name="T28">likes:</text:span><text:span text:style-name="T3"> </text:span><text:span text:style-name="T23">-1</text:span><text:span text:style-name="T10">}},</text:span></text:p>
      <text:p text:style-name="P3"><text:span text:style-name="T3"><text:tab/> <text:s/></text:span><text:span text:style-name="T10">{$limit</text:span><text:span text:style-name="T23">:</text:span><text:span text:style-name="T3"> </text:span><text:span text:style-name="T23">5</text:span><text:span text:style-name="T10">},</text:span></text:p>
      <text:p text:style-name="P3"><text:span text:style-name="T3"><text:tab/> <text:s/></text:span><text:span text:style-name="T10">{$project</text:span><text:span text:style-name="T23">:</text:span><text:span text:style-name="T3"> </text:span><text:span text:style-name="T10">{</text:span><text:span text:style-name="T28">name:</text:span><text:span text:style-name="T3"> </text:span><text:span text:style-name="T23">1</text:span><text:span text:style-name="T10">,</text:span><text:span text:style-name="T3"> </text:span><text:span text:style-name="T29">totalL</text:span><text:span text:style-name="T28">ikes:</text:span><text:span text:style-name="T23">1</text:span><text:span text:style-name="T10">}}</text:span></text:p>
      <text:p text:style-name="P15"><text:span text:style-name="T3"><text:tab/></text:span><text:span text:style-name="T10">])</text:span></text:p>
      <text:p text:style-name="P15"><text:span text:style-name="T10"/></text:p>
      <text:p text:style-name="P15"><text:span text:style-name="T10"/></text:p>
      <text:list text:continue-numbering="true" text:style-name="L1">
        <text:list-item>
          <text:p text:style-name="P17"><text:soft-page-break/>Return hotels having likes above 1000.</text:p>
        </text:list-item>
      </text:list>
      <text:p text:style-name="P9"/>
      <text:p text:style-name="P19"><text:span text:style-name="T5"><text:tab/></text:span><text:span text:style-name="T19">db.hotel.aggregate([</text:span></text:p>
      <text:p text:style-name="P21"><text:span text:style-name="T3"><text:tab/> <text:s/></text:span><text:span text:style-name="T15">{$group</text:span><text:span text:style-name="T25">:</text:span><text:span text:style-name="T6"> </text:span><text:span text:style-name="T15">{</text:span><text:span text:style-name="T29">_id:</text:span><text:span text:style-name="T6"> </text:span><text:span text:style-name="T15">'$name',</text:span><text:span text:style-name="T6"> </text:span><text:span text:style-name="T29">totalLikes:</text:span><text:span text:style-name="T6"> </text:span><text:span text:style-name="T15">{$sum</text:span><text:span text:style-name="T25">:</text:span><text:span text:style-name="T6"> </text:span><text:span text:style-name="T15">likes}}},</text:span></text:p>
      <text:p text:style-name="P21"><text:span text:style-name="T6"><text:s/><text:tab/> <text:s/></text:span><text:span text:style-name="T22">{$match</text:span><text:span text:style-name="T26">:</text:span><text:span text:style-name="T9"> </text:span><text:span text:style-name="T22">{</text:span><text:span text:style-name="T30">totalLikes:</text:span><text:span text:style-name="T9"> </text:span><text:span text:style-name="T22">{$gt</text:span><text:span text:style-name="T26">:</text:span><text:span text:style-name="T9"> </text:span><text:span text:style-name="T26">1000</text:span><text:span text:style-name="T22">}}},</text:span></text:p>
      <text:p text:style-name="P16"><text:span text:style-name="T3"><text:tab/> <text:s/></text:span><text:span text:style-name="T10">{$project</text:span><text:span text:style-name="T23">:</text:span><text:span text:style-name="T3"> </text:span><text:span text:style-name="T10">{</text:span><text:span text:style-name="T28">name:</text:span><text:span text:style-name="T3"> </text:span><text:span text:style-name="T23">1</text:span><text:span text:style-name="T10">,</text:span><text:span text:style-name="T3"> </text:span><text:span text:style-name="T29">totalL</text:span><text:span text:style-name="T28">ikes:</text:span><text:span text:style-name="T23">1</text:span><text:span text:style-name="T10">}}</text:span></text:p>
      <text:p text:style-name="P22"><text:span text:style-name="T8"><text:tab/></text:span><text:span text:style-name="T14">])</text:span></text:p>
      <text:p text:style-name="P13"/>
      <text:list text:continue-numbering="true" text:style-name="L1">
        <text:list-item>
          <text:p text:style-name="P17">Return the Five Most Common Cuisines.</text:p>
        </text:list-item>
      </text:list>
      <text:p text:style-name="P9"/>
      <text:p text:style-name="P1"><text:span text:style-name="T5"><text:tab/></text:span><text:span text:style-name="T11">db.hotel.aggregate([</text:span></text:p>
      <text:p text:style-name="P3"><text:span text:style-name="T3"><text:tab/> <text:s/></text:span><text:span text:style-name="T10">{$unwind</text:span><text:span text:style-name="T23">:</text:span><text:span text:style-name="T3"> </text:span><text:span text:style-name="T27">"$cuisines"</text:span><text:span text:style-name="T10">},</text:span></text:p>
      <text:p text:style-name="P3"><text:span text:style-name="T3"><text:tab/> <text:s/></text:span><text:span text:style-name="T10">{$group</text:span><text:span text:style-name="T23">:</text:span><text:span text:style-name="T3"> </text:span><text:span text:style-name="T10">{</text:span><text:span text:style-name="T28">_id:</text:span><text:span text:style-name="T3"> </text:span><text:span text:style-name="T27">"$cuisines"</text:span><text:span text:style-name="T10">,</text:span><text:span text:style-name="T3"> </text:span><text:span text:style-name="T28">count:</text:span><text:span text:style-name="T3"> </text:span><text:span text:style-name="T10">{$sum</text:span><text:span text:style-name="T23">:</text:span><text:span text:style-name="T3"> </text:span><text:span text:style-name="T23">1</text:span><text:span text:style-name="T10">}}},</text:span></text:p>
      <text:p text:style-name="P3"><text:span text:style-name="T3"><text:tab/> <text:s/></text:span><text:span text:style-name="T10">{$sort</text:span><text:span text:style-name="T23">:</text:span><text:span text:style-name="T3"> </text:span><text:span text:style-name="T10">{</text:span><text:span text:style-name="T28">count:</text:span><text:span text:style-name="T3"> </text:span><text:span text:style-name="T23">-1</text:span><text:span text:style-name="T10">}},</text:span></text:p>
      <text:p text:style-name="P3"><text:span text:style-name="T3"><text:tab/> <text:s/></text:span><text:span text:style-name="T10">{$limit</text:span><text:span text:style-name="T23">:</text:span><text:span text:style-name="T3"> </text:span><text:span text:style-name="T23">5</text:span><text:span text:style-name="T10">}</text:span></text:p>
      <text:p text:style-name="P8"><text:tab/>])</text:p>
      <text:p text:style-name="P9"/>
      <text:list text:continue-numbering="true" text:style-name="L1">
        <text:list-item>
          <text:p text:style-name="P17">Return all prices of room in different hotel of type ‘Deluxe' .</text:p>
        </text:list-item>
      </text:list>
      <text:p text:style-name="P9"/>
      <text:p text:style-name="P2"><text:span text:style-name="T5"><text:tab/></text:span><text:span text:style-name="T11">db.hotel.aggregate([</text:span></text:p>
      <text:p text:style-name="P4"><text:span text:style-name="T3"><text:tab/> <text:s/></text:span><text:span text:style-name="T10">{$unwind:</text:span><text:span text:style-name="T3"> </text:span><text:span text:style-name="T10">'$rooms'},</text:span></text:p>
      <text:p text:style-name="P4"><text:span text:style-name="T3"><text:tab/> <text:s/></text:span><text:span text:style-name="T10">{$</text:span><text:span text:style-name="T37">match</text:span><text:span text:style-name="T10">:</text:span><text:span text:style-name="T3"> </text:span><text:span text:style-name="T10">{'rooms.</text:span><text:span text:style-name="T37">type</text:span><text:span text:style-name="T10">':</text:span><text:span text:style-name="T3"> </text:span><text:span text:style-name="T10">'Deluxe'}},</text:span></text:p>
      <text:p text:style-name="P4"><text:span text:style-name="T3"><text:tab/> <text:s/></text:span><text:span text:style-name="T10">{$project:</text:span><text:span text:style-name="T3"> </text:span><text:span text:style-name="T10">{'name':</text:span><text:span text:style-name="T3"> </text:span><text:span text:style-name="T23">1</text:span><text:span text:style-name="T10">,</text:span><text:span text:style-name="T3"> </text:span><text:span text:style-name="T10">'rooms.price':</text:span><text:span text:style-name="T3"> </text:span><text:span text:style-name="T23">1</text:span><text:span text:style-name="T10">,</text:span><text:span text:style-name="T3"> </text:span><text:span text:style-name="T10">_id:</text:span><text:span text:style-name="T3"> </text:span><text:span text:style-name="T23">0</text:span><text:span text:style-name="T10">}}</text:span></text:p>
      <text:p text:style-name="P5"><text:span text:style-name="T3"><text:tab/></text:span><text:span text:style-name="T10">])</text:span></text:p>
      <text:p text:style-name="P9"/>
      <text:list text:continue-numbering="true" text:style-name="L1">
        <text:list-item>
          <text:p text:style-name="P17">Get the total count of hotels having ratings ‘5 star’</text:p>
        </text:list-item>
      </text:list>
      <text:p text:style-name="P9"/>
      <text:p text:style-name="P1"><text:span text:style-name="T5"><text:tab/></text:span><text:span text:style-name="T11">db.hotel.aggregate([</text:span></text:p>
      <text:p text:style-name="P3"><text:span text:style-name="T3"><text:tab/> <text:s/></text:span><text:span text:style-name="T10">{$match</text:span><text:span text:style-name="T23">:</text:span><text:span text:style-name="T3"> </text:span><text:span text:style-name="T10">{'rating'</text:span><text:span text:style-name="T23">:</text:span><text:span text:style-name="T3"> </text:span><text:span text:style-name="T23">5</text:span><text:span text:style-name="T10">}},</text:span></text:p>
      <text:p text:style-name="P3"><text:span text:style-name="T3"><text:tab/> <text:s/></text:span><text:span text:style-name="T10">{$group</text:span><text:span text:style-name="T23">:</text:span><text:span text:style-name="T3"> </text:span><text:span text:style-name="T10">{</text:span><text:span text:style-name="T28">_id:</text:span><text:span text:style-name="T3"> </text:span><text:span text:style-name="T10">'rating',</text:span><text:span text:style-name="T3"> </text:span><text:span text:style-name="T28">count:</text:span><text:span text:style-name="T3"> </text:span><text:span text:style-name="T10">{$sum</text:span><text:span text:style-name="T23">:</text:span><text:span text:style-name="T3"> </text:span><text:span text:style-name="T23">1</text:span><text:span text:style-name="T10">}}}</text:span></text:p>
      <text:p text:style-name="P6"><text:span text:style-name="T3"><text:tab/></text:span><text:span text:style-name="T10">])</text:span></text:p>
      <text:p text:style-name="P9"/>
      <text:list text:continue-numbering="true" text:style-name="L1">
        <text:list-item>
          <text:p text:style-name="P17">Display the count of hotels from ‘Pune’ city.</text:p>
        </text:list-item>
      </text:list>
      <text:p text:style-name="P9"/>
      <text:p text:style-name="P2"><text:span text:style-name="T5"><text:tab/></text:span><text:span text:style-name="T11">db.hotel.aggregate([</text:span></text:p>
      <text:p text:style-name="P4"><text:span text:style-name="T3"><text:tab/> <text:s/></text:span><text:span text:style-name="T10">{$</text:span><text:span text:style-name="T37">match</text:span><text:span text:style-name="T10">:</text:span><text:span text:style-name="T3"> </text:span><text:span text:style-name="T10">{'address.city':</text:span><text:span text:style-name="T3"> </text:span><text:span text:style-name="T10">'Pune'}},</text:span></text:p>
      <text:p text:style-name="P4"><text:span text:style-name="T3"><text:tab/> <text:s/></text:span><text:span text:style-name="T10">{$count:</text:span><text:span text:style-name="T3"> </text:span><text:span text:style-name="T10">'name'}</text:span></text:p>
      <text:p text:style-name="P5"><text:span text:style-name="T3"><text:tab/></text:span><text:span text:style-name="T10">]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09:58:45.716990561</meta:creation-date>
    <dc:date>2024-08-06T10:22:39.478219863</dc:date>
    <meta:editing-duration>PT2H30M58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2" meta:paragraph-count="56" meta:word-count="197" meta:character-count="1500" meta:non-whitespace-character-count="1282"/>
  </office:meta>
</office:document-meta>
</file>